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272822"/>
    </style:style>
    <style:style style:name="P2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06ab33" fo:background-color="#ffffff"/>
    </style:style>
    <style:style style:name="P4" style:family="paragraph" style:parent-style-name="Standard">
      <style:text-properties fo:color="#000000" style:font-name="Droid Sans Mono" fo:font-size="10.5pt" fo:font-weight="normal" officeooo:rsid="0006ab33" officeooo:paragraph-rsid="0006ab33" fo:background-color="#ffffff" style:font-size-asian="10.5pt" style:font-weight-asian="bold" style:font-size-complex="12pt" style:font-weight-complex="bold"/>
    </style:style>
    <style:style style:name="P5" style:family="paragraph" style:parent-style-name="Standard">
      <style:text-properties fo:color="#000000" style:font-name="Droid Sans Mono" fo:font-size="10.5pt" fo:font-weight="normal" officeooo:rsid="000676b9" officeooo:paragraph-rsid="0006ab33" fo:background-color="#ffffff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Droid Sans Mono" fo:font-size="10pt" fo:font-weight="normal" officeooo:paragraph-rsid="000676b9" fo:background-color="#ffffff" style:font-size-asian="10pt" style:font-size-complex="10pt"/>
    </style:style>
    <style:style style:name="P7" style:family="paragraph" style:parent-style-name="Standard">
      <style:paragraph-properties style:line-height-at-least="0.503cm"/>
      <style:text-properties fo:color="#000000" style:font-name="Droid Sans Mono" fo:font-size="10pt" fo:font-weight="normal" fo:background-color="#ffffff" style:font-size-asian="10pt" style:font-size-complex="10pt"/>
    </style:style>
    <style:style style:name="P8" style:family="paragraph" style:parent-style-name="Standard">
      <style:text-properties fo:color="#000000" style:font-name="Droid Sans Mono" fo:font-size="10pt" fo:font-weight="normal" officeooo:paragraph-rsid="000676b9" fo:background-color="#272822" style:font-size-asian="10pt" style:font-size-complex="10pt"/>
    </style:style>
    <style:style style:name="P9" style:family="paragraph" style:parent-style-name="Standard">
      <style:paragraph-properties style:line-height-at-least="0.503cm"/>
      <style:text-properties fo:color="#000000"/>
    </style:style>
    <style:style style:name="P10" style:family="paragraph" style:parent-style-name="Standard">
      <style:text-properties fo:color="#000000" fo:font-size="10pt" officeooo:rsid="000676b9" officeooo:paragraph-rsid="000676b9" style:font-size-asian="10pt" style:font-size-complex="10pt"/>
    </style:style>
    <style:style style:name="P11" style:family="paragraph" style:parent-style-name="Standard">
      <style:paragraph-properties style:line-height-at-least="0.503cm"/>
      <style:text-properties fo:color="#000000" fo:font-size="10pt" style:font-size-asian="10pt" style:font-size-complex="10pt"/>
    </style:style>
    <style:style style:name="P12" style:family="paragraph" style:parent-style-name="Standard">
      <style:text-properties fo:color="#000000" fo:font-size="12pt" officeooo:rsid="000676b9" officeooo:paragraph-rsid="000676b9" style:font-size-asian="12pt" style:font-size-complex="12pt"/>
    </style:style>
    <style:style style:name="P13" style:family="paragraph" style:parent-style-name="Standard">
      <style:text-properties fo:color="#000000" fo:font-size="12pt" fo:font-weight="bold" officeooo:rsid="000676b9" officeooo:paragraph-rsid="000676b9" style:font-size-asian="12pt" style:font-weight-asian="bold" style:font-size-complex="12pt" style:font-weight-complex="bold"/>
    </style:style>
    <style:style style:name="P14" style:family="paragraph" style:parent-style-name="Standard">
      <style:text-properties fo:color="#000000" fo:font-size="12pt" fo:font-weight="bold" officeooo:rsid="000676b9" officeooo:paragraph-rsid="0006ab33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fo:font-size="12pt" fo:font-weight="bold" officeooo:rsid="0006ab33" officeooo:paragraph-rsid="0006ab33" style:font-size-asian="10.5pt" style:font-weight-asian="bold" style:font-size-complex="12pt" style:font-weight-complex="bold"/>
    </style:style>
    <style:style style:name="P16" style:family="paragraph" style:parent-style-name="Standard">
      <style:text-properties fo:color="#000000" fo:font-size="12pt" officeooo:rsid="0006ab33" officeooo:paragraph-rsid="0006ab33" style:font-size-asian="10.5pt" style:font-size-complex="12pt"/>
    </style:style>
    <style:style style:name="T1" style:family="text">
      <style:text-properties fo:color="#f92672"/>
    </style:style>
    <style:style style:name="T2" style:family="text">
      <style:text-properties fo:color="#a6e22e"/>
    </style:style>
    <style:style style:name="T3" style:family="text">
      <style:text-properties fo:color="#e6db74"/>
    </style:style>
    <style:style style:name="T4" style:family="text">
      <style:text-properties fo:font-style="italic"/>
    </style:style>
    <style:style style:name="T5" style:family="text">
      <style:text-properties fo:color="#66d9ef"/>
    </style:style>
    <style:style style:name="T6" style:family="text">
      <style:text-properties fo:color="#66d9ef" fo:font-style="italic"/>
    </style:style>
    <style:style style:name="T7" style:family="text">
      <style:text-properties fo:color="#fd971f"/>
    </style:style>
    <style:style style:name="T8" style:family="text">
      <style:text-properties fo:color="#fd971f" fo:font-style="italic"/>
    </style:style>
    <style:style style:name="T9" style:family="text">
      <style:text-properties fo:color="#ae81ff"/>
    </style:style>
    <style:style style:name="T10" style:family="text">
      <style:text-properties fo:color="#800000"/>
    </style:style>
    <style:style style:name="T11" style:family="text">
      <style:text-properties fo:color="#ff0000"/>
    </style:style>
    <style:style style:name="T12" style:family="text">
      <style:text-properties fo:color="#0000ff"/>
    </style:style>
    <style:style style:name="T13" style:family="text">
      <style:text-properties fo:color="#a31515"/>
    </style:style>
    <style:style style:name="T14" style:family="text">
      <style:text-properties fo:color="#2b91af"/>
    </style:style>
    <style:style style:name="T15" style:family="text">
      <style:text-properties fo:color="#098658"/>
    </style:style>
    <style:style style:name="T16" style:family="text">
      <style:text-properties fo:color="#808080"/>
    </style:style>
    <style:style style:name="T17" style:family="text">
      <style:text-properties fo:color="#0451a5"/>
    </style:style>
    <style:style style:name="T18" style:family="text">
      <style:text-properties style:font-name="Droid Sans Mono" fo:font-size="10.5pt" fo:font-weight="normal" fo:background-color="#ffffff" loext:char-shading-value="0"/>
    </style:style>
    <style:style style:name="T19" style:family="text">
      <style:text-properties fo:font-weight="bold" style:font-weight-asian="bold" style:font-weight-complex="bol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4819*" fo:start-indent="0cm" fo:end-indent="0cm"/>
          <style:column style:rel-width="4819*" fo:start-indent="0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2">Assignment-1(b)</text:p>
        <text:p text:style-name="P12">Name:Kiran Pacharne</text:p>
        <text:p text:style-name="P12">Roll No.: 33325</text:p>
        <text:p text:style-name="P12"/>
        <text:p text:style-name="P13">Index.html</text:p>
        <text:p text:style-name="P10"/>
        <text:p text:style-name="P6">&lt;!DOCTYPE html&gt;</text:p>
        <text:p text:style-name="P7">&lt;html lang="en"&gt;</text:p>
        <text:p text:style-name="P7">&lt;head&gt;</text:p>
        <text:p text:style-name="P7">&lt;title&gt;Assignment 1B&lt;/title&gt;</text:p>
        <text:p text:style-name="P7">&lt;meta charset="utf-8" /&gt;</text:p>
        <text:p text:style-name="P7">&lt;meta</text:p>
        <text:p text:style-name="P7">name="viewport"</text:p>
        <text:p text:style-name="P7">content="width=device-width, initial-scale=1, shrink-to-fit=no"</text:p>
        <text:p text:style-name="P7">/&gt;</text:p>
        <text:p text:style-name="P7">&lt;link</text:p>
        <text:p text:style-name="P7">href="https://cdn.jsdelivr.net/npm/bootstrap@5.2.1/dist/css/bootstrap.min.css"</text:p>
        <text:p text:style-name="P7">rel="stylesheet"</text:p>
        <text:p text:style-name="P7">integrity="sha384-iYQeCzEYFbKjA/T2uDLTpkwGzCiq6soy8tYaI1GyVh/UjpbCx/TYkiZhlZB6+fzT"</text:p>
        <text:p text:style-name="P7">crossorigin="anonymous"</text:p>
        <text:p text:style-name="P7">/&gt;</text:p>
        <text:p text:style-name="P7">&lt;script src="https://ajax.googleapis.com/ajax/libs/jquery/3.6.3/jquery.min.js"&gt;&lt;/script&gt;</text:p>
        <text:p text:style-name="P7">&lt;/head&gt;</text:p>
        <text:p text:style-name="P11"/>
        <text:p text:style-name="P7">&lt;body&gt;</text:p>
        <text:p text:style-name="P7">&lt;div class="container my-4"&gt;</text:p>
        <text:p text:style-name="P7">&lt;main</text:p>
        <text:p text:style-name="P7">id="output"</text:p>
        <text:p text:style-name="P7">class="bg-dark text-light p-4 rounded mb-4 w-50 mx-auto"</text:p>
        <text:p text:style-name="P7">style="letter-spacing: 2px"</text:p>
        <text:p text:style-name="P7">&gt;&lt;/main&gt;</text:p>
        <text:p text:style-name="P11"/>
        <text:p text:style-name="P7">&lt;div class="w-50 mx-auto mb-4 text-end"&gt;</text:p>
        <text:p text:style-name="P7">&lt;button class="btn btn-dark" onclick="fetchData()"&gt;Reload&lt;/button&gt;</text:p>
        <text:p text:style-name="P7">&lt;/div&gt;</text:p>
        <text:p text:style-name="P11"/>
        <text:p text:style-name="P7">&lt;form id="addNumberForm" class="p-4 border shadow-sm w-50 mx-auto"&gt;</text:p>
        <text:p text:style-name="P7">&lt;div class="mb-2"&gt;</text:p>
        <text:p text:style-name="P7">&lt;label for="firstName" class="form-label"&gt;First Name&lt;/label&gt;</text:p>
        <text:p text:style-name="P7">&lt;input</text:p>
        <text:p text:style-name="P7">value=""</text:p>
        <text:p text:style-name="P7"/>
        <text:p text:style-name="P7"/>
        <text:p text:style-name="P7"/>
        <text:p text:style-name="P7"/>
        <text:p text:style-name="P7">type="text"</text:p>
        <text:p text:style-name="P7">class="form-control"</text:p>
        <text:p text:style-name="P7">name="firstName"</text:p>
        <text:p text:style-name="P7">required</text:p>
        <text:p text:style-name="P7">id="firstName"</text:p>
        <text:p text:style-name="P7">aria-describedby="helpId"</text:p>
        <text:p text:style-name="P7">placeholder="Enter Your First Name"</text:p>
        <text:p text:style-name="P7">/&gt;</text:p>
        <text:p text:style-name="P7">&lt;/div&gt;</text:p>
        <text:p text:style-name="P7">&lt;div class="mb-2"&gt;</text:p>
        <text:p text:style-name="P7">&lt;label for="lastName" class="form-label"&gt;Last Name&lt;/label&gt;</text:p>
        <text:p text:style-name="P7">&lt;input</text:p>
        <text:p text:style-name="P7">value=""</text:p>
        <text:p text:style-name="P7">type="text"</text:p>
        <text:p text:style-name="P7">class="form-control"</text:p>
        <text:p text:style-name="P7">name="lastName"</text:p>
        <text:p text:style-name="P7">required</text:p>
        <text:p text:style-name="P7">id="lastName"</text:p>
        <text:p text:style-name="P7">aria-describedby="helpId"</text:p>
        <text:p text:style-name="P7">placeholder="Enter Your Last Name"</text:p>
        <text:p text:style-name="P7">/&gt;</text:p>
        <text:p text:style-name="P7">&lt;/div&gt;</text:p>
        <text:p text:style-name="P7">&lt;div class="mb-2"&gt;</text:p>
        <text:p text:style-name="P7">&lt;label for="age" class="form-label"&gt;Age&lt;/label&gt;</text:p>
        <text:p text:style-name="P7">&lt;input</text:p>
        <text:p text:style-name="P7">value=""</text:p>
        <text:p text:style-name="P7">type="text"</text:p>
        <text:p text:style-name="P7">class="form-control"</text:p>
        <text:p text:style-name="P7">name="age"</text:p>
        <text:p text:style-name="P7">required</text:p>
        <text:p text:style-name="P7">id="age"</text:p>
        <text:p text:style-name="P7">aria-describedby="helpId"</text:p>
        <text:p text:style-name="P7">placeholder="Enter Your Age"</text:p>
        <text:p text:style-name="P7">/&gt;</text:p>
        <text:p text:style-name="P7">&lt;/div&gt;</text:p>
        <text:p text:style-name="P7">&lt;div class="mb-3"&gt;</text:p>
        <text:p text:style-name="P7">&lt;label for="college" class="form-label"&gt;College Name&lt;/label&gt;</text:p>
        <text:p text:style-name="P7">&lt;input</text:p>
        <text:p text:style-name="P7">value=""</text:p>
        <text:p text:style-name="P7">type="text"</text:p>
        <text:p text:style-name="P7">class="form-control"</text:p>
        <text:p text:style-name="P7">name="college"</text:p>
        <text:p text:style-name="P7">required</text:p>
        <text:p text:style-name="P7">id="college"</text:p>
        <text:p text:style-name="P7"><text:soft-page-break/>aria-describedby="helpId"</text:p>
        <text:p text:style-name="P7">placeholder="Enter Your College Name"</text:p>
        <text:p text:style-name="P7">/&gt;</text:p>
        <text:p text:style-name="P7">&lt;/div&gt;</text:p>
        <text:p text:style-name="P7">&lt;button type="submit" class="btn btn-primary"&gt;Submit&lt;/button&gt;</text:p>
        <text:p text:style-name="P7">&lt;hr /&gt;</text:p>
        <text:p text:style-name="P7">&lt;small class="small text-success" id="msg"&gt;&lt;/small&gt;</text:p>
        <text:p text:style-name="P7">&lt;/form&gt;</text:p>
        <text:p text:style-name="P7">&lt;/div&gt;</text:p>
        <text:p text:style-name="P11"/>
        <text:p text:style-name="P7">&lt;script&gt;</text:p>
        <text:p text:style-name="P7">const output = document.getElementById("output");</text:p>
        <text:p text:style-name="P11"/>
        <text:p text:style-name="P7">function fetchData() {</text:p>
        <text:p text:style-name="P7">var xhttp = new XMLHttpRequest();</text:p>
        <text:p text:style-name="P7">xhttp.onreadystatechange = function () {</text:p>
        <text:p text:style-name="P7">if (this.readyState == 4 &amp;&amp; this.status == 200) {</text:p>
        <text:p text:style-name="P7">let data = JSON.parse(xhttp.responseText);</text:p>
        <text:p text:style-name="P11"/>
        <text:p text:style-name="P7">let string = `name: ${data.firstName} ${data.lastName} &lt;hr&gt;age: ${data.age}&lt;hr&gt;college: ${data.college}`;</text:p>
        <text:p text:style-name="P11"/>
        <text:p text:style-name="P7">output.innerHTML = string;</text:p>
        <text:p text:style-name="P11"/>
        <text:p text:style-name="P7">w = window.open();</text:p>
        <text:p text:style-name="P7">w.document.body.innerHTML = "&lt;h1&gt;User Details&lt;/h1&gt;&lt;h3&gt;";</text:p>
        <text:p text:style-name="P7">w.document.body.innerHTML += string;</text:p>
        <text:p text:style-name="P7">w.document.body.innerHTML += "&lt;/h3&gt;";</text:p>
        <text:p text:style-name="P7">}</text:p>
        <text:p text:style-name="P7">};</text:p>
        <text:p text:style-name="P7">xhttp.open("GET", "http://localhost:3000/", true);</text:p>
        <text:p text:style-name="P7">xhttp.send();</text:p>
        <text:p text:style-name="P7">}</text:p>
        <text:p text:style-name="P7">document.body.onload = () =&gt; {</text:p>
        <text:p text:style-name="P7">fetchData();</text:p>
        <text:p text:style-name="P11"/>
        <text:p text:style-name="P7">document.forms.addNumberForm.addEventListener("submit", (event) =&gt; {</text:p>
        <text:p text:style-name="P7">event.preventDefault();</text:p>
        <text:p text:style-name="P7">const firstName = event.target.firstName.value;</text:p>
        <text:p text:style-name="P7">const lastName = event.target.lastName.value;</text:p>
        <text:p text:style-name="P7">const age = event.target.age.value;</text:p>
        <text:p text:style-name="P7">const college = event.target.college.value;</text:p>
        <text:p text:style-name="P11"/>
        <text:p text:style-name="P7">$("#msg").html("");</text:p>
        <text:p text:style-name="P7">$.ajax({</text:p>
        <text:p text:style-name="P7">type: "post",</text:p>
        <text:p text:style-name="P7">url: "http://localhost:3000/",</text:p>
        <text:p text:style-name="P7">data: JSON.stringify({</text:p>
        <text:p text:style-name="P7">firstName,</text:p>
        <text:p text:style-name="P7">lastName,</text:p>
        <text:p text:style-name="P7">age,</text:p>
        <text:p text:style-name="P7">college,</text:p>
        <text:p text:style-name="P7">}),</text:p>
        <text:p text:style-name="P7">contentType: "application/json; charset=utf-8",</text:p>
        <text:p text:style-name="P7">traditional: true,</text:p>
        <text:p text:style-name="P7">success: function (data) {</text:p>
        <text:p text:style-name="P7">fetchData();</text:p>
        <text:p text:style-name="P7">$("#msg").html("User Details Updated");</text:p>
        <text:p text:style-name="P7">},</text:p>
        <text:p text:style-name="P7">});</text:p>
        <text:p text:style-name="P7">});</text:p>
        <text:p text:style-name="P7">};</text:p>
        <text:p text:style-name="P7">&lt;/script&gt;</text:p>
        <text:p text:style-name="P7">&lt;/body&gt;</text:p>
        <text:p text:style-name="P7">&lt;/html&gt;</text:p>
        <text:p text:style-name="P7"/>
        <text:p text:style-name="P8"/>
        <text:p text:style-name="P16"><text:span text:style-name="T19">server.js</text:span></text:p>
        <text:p text:style-name="P15"/>
        <text:p text:style-name="P4">const express = require("express")</text:p>
        <text:p text:style-name="P2">app = express();</text:p>
        <text:p text:style-name="P9"/>
        <text:p text:style-name="P2">app.use(express.json());</text:p>
        <text:p text:style-name="P9"/>
        <text:p text:style-name="P2">app.use(function (req, res, next) {</text:p>
        <text:p text:style-name="P2">// Website you wish to allow to connect</text:p>
        <text:p text:style-name="P2">res.setHeader('Access-Control-Allow-Origin', '*');</text:p>
        <text:p text:style-name="P2">// Request methods you wish to allow</text:p>
        <text:p text:style-name="P2">res.setHeader('Access-Control-Allow-Methods', 'GET, POST, OPTIONS, PUT, PATCH, DELETE');</text:p>
        <text:p text:style-name="P2">// Request headers you wish to allow</text:p>
        <text:p text:style-name="P2">res.setHeader('Access-Control-Allow-Headers', 'X-Requested-With,content-type');</text:p>
        <text:p text:style-name="P2">// Set to true if you need the website to include cookies in the requests sent</text:p>
        <text:p text:style-name="P2">// to the API (e.g. in case you use sessions)</text:p>
        <text:p text:style-name="P2">res.setHeader('Access-Control-Allow-Credentials', true);</text:p>
        <text:p text:style-name="P2">// Pass to next layer of middleware</text:p>
        <text:p text:style-name="P2">next();</text:p>
        <text:p text:style-name="P2">});</text:p>
        <text:p text:style-name="P9"><text:soft-page-break/><text:span text:style-name="T18"/></text:p>
        <text:p text:style-name="P9"><text:span text:style-name="T18">var data = {</text:span></text:p>
        <text:p text:style-name="P2">firstName: "",</text:p>
        <text:p text:style-name="P2">lastName:"",</text:p>
        <text:p text:style-name="P2">age:"",</text:p>
        <text:p text:style-name="P2">college:""</text:p>
        <text:p text:style-name="P2">}</text:p>
        <text:p text:style-name="P9"/>
        <text:p text:style-name="P2">app.get("/", (req, res) =&gt; {</text:p>
        <text:p text:style-name="P2">res.status(200).json(data);</text:p>
        <text:p text:style-name="P2">})</text:p>
        <text:p text:style-name="P9"/>
        <text:p text:style-name="P2">app.post("/", (req, res) =&gt; {</text:p>
        <text:p text:style-name="P2">const userData = req.body</text:p>
        <text:p text:style-name="P2">data = userData;</text:p>
        <text:p text:style-name="P9"/>
        <text:p text:style-name="P2">console.log(data)</text:p>
        <text:p text:style-name="P2">res.status(200).json(data);</text:p>
        <text:p text:style-name="P2">});</text:p>
        <text:p text:style-name="P9"/>
        <text:p text:style-name="P2">app.listen(3000, () =&gt; {</text:p>
        <text:p text:style-name="P2">console.log("http://localhost:3000")</text:p>
        <text:p text:style-name="P3">});</text:p>
        <text:p text:style-name="P15"/>
        <text:p text:style-name="P15">package.json</text:p>
        <text:p text:style-name="P5">{</text:p>
        <text:p text:style-name="P2">"name": "server",</text:p>
        <text:p text:style-name="P2">"version": "1.0.0",</text:p>
        <text:p text:style-name="P2">"description": "",</text:p>
        <text:p text:style-name="P2">"main": "server.js",</text:p>
        <text:p text:style-name="P2">"scripts": {</text:p>
        <text:p text:style-name="P2">"test": "echo \"Error: no test specified\" &amp;&amp; exit 1"</text:p>
        <text:p text:style-name="P2">},</text:p>
        <text:p text:style-name="P2">"author": "Suyog Kokaje",</text:p>
        <text:p text:style-name="P2">"license": "ISC",</text:p>
        <text:p text:style-name="P2">"dependencies": {</text:p>
        <text:p text:style-name="P2">"express": "^4.18.2"</text:p>
        <text:p text:style-name="P2">}</text:p>
        <text:p text:style-name="P2">}</text:p>
        <text:p text:style-name="P2"/>
        <text:p text:style-name="P14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8T13:01:32.551027688</meta:creation-date>
    <dc:date>2023-03-08T13:18:31.617726321</dc:date>
    <meta:editing-duration>PT6M49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3" meta:paragraph-count="187" meta:word-count="433" meta:character-count="4253" meta:non-whitespace-character-count="4007"/>
  </office:meta>
</office:document-meta>
</file>